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5e03b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e03bc" officeooo:paragraph-rsid="005e03bc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5e03bc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03bc" officeooo:paragraph-rsid="0065b29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e03bc" officeooo:paragraph-rsid="005e03bc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0ea2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48370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officeooo:rsid="0063807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5b29e" style:font-weight-asian="bold" style:font-weight-complex="bold"/>
    </style:style>
    <style:style style:name="T10" style:family="text">
      <style:text-properties officeooo:rsid="0065b2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5">3</text:span><text:span text:style-name="T1"> -</text:span><text:span text:style-name="T2"> </text:span><text:span text:style-name="T3">A2A</text:span><text:span text:style-name="T2"> -</text:span><text:span text:style-name="T1"> </text:span><text:span text:style-name="T3">Radar </text:span><text:span text:style-name="T4">Auto Acquisition modes</text:span></text:p>
      <text:p text:style-name="P4"/>
      <text:p text:style-name="P6">Auto Acquisition Modes<text:span text:style-name="T7"> -- WIP</text:span></text:p>
      <text:list xml:id="list3671287334" text:style-name="L1">
        <text:list-item>
          <text:p text:style-name="P8">Use Auto Acquisition ("Auto Acq") switch <text:span text:style-name="T10">(</text:span><text:span text:style-name="T9">Gray Reset Hat</text:span><text:span text:style-name="T10">) </text:span>to select modes.</text:p>
        </text:list-item>
        <text:list-item>
          <text:p text:style-name="P8"><text:span text:style-name="T9">Auto Acq modes must start from Search</text:span><text:span text:style-name="T10">. <text:s/>Press </text:span><text:span text:style-name="T8">Auto Acq press</text:span> to undesignate from any mode<text:span text:style-name="T10"> and return to search.</text:span></text:p>
        </text:list-item>
        <text:list-item>
          <text:p text:style-name="P9">Super Search</text:p>
          <text:list>
            <text:list-item>
              <text:p text:style-name="P7"><text:span text:style-name="T8">Auto Acq forward short</text:span> enters Super Search, subsequent presses cycle Boresight/Super Search mode.</text:p>
            </text:list-item>
            <text:list-item>
              <text:p text:style-name="P7">20x20 deg search, about the size of the HUD, 500 ft to 10 nmi range. <text:s/>HUD shows large circle.</text:p>
            </text:list-item>
            <text:list-item>
              <text:p text:style-name="P7"><text:span text:style-name="T8">TDC up/down</text:span> to bias the search up/down, HUD circle moves up or down, but real search area is about one HUD-height above or below.</text:p>
            </text:list-item>
            <text:list-item>
              <text:p text:style-name="P7"><text:span text:style-name="T8">Auto Acq forward short again</text:span> to go to <text:span text:style-name="T8">Boresight</text:span> mode (see below)</text:p>
            </text:list-item>
          </text:list>
        </text:list-item>
        <text:list-item>
          <text:p text:style-name="P9">Boresight</text:p>
          <text:list>
            <text:list-item>
              <text:p text:style-name="P7"><text:span text:style-name="T8">Auto Acq forward short</text:span> enters Super Search, <text:span text:style-name="T8">subsequent presses</text:span> cycle <text:span text:style-name="T8">Boresight</text:span>/<text:span text:style-name="T8">Super Search</text:span> mode.</text:p>
            </text:list-item>
            <text:list-item>
              <text:p text:style-name="P7">4 deg circle centered on aircraft waterline, 500 ft to 10 nmi range.</text:p>
            </text:list-item>
          </text:list>
        </text:list-item>
        <text:list-item>
          <text:p text:style-name="P9">Long Range Boresight</text:p>
          <text:list>
            <text:list-item>
              <text:p text:style-name="P7"><text:span text:style-name="T8">Auto Acq forward long</text:span>.</text:p>
            </text:list-item>
            <text:list-item>
              <text:p text:style-name="P7">2 deg circle on aircraft waterline, 3000 ft to 40 nmi range.</text:p>
            </text:list-item>
          </text:list>
        </text:list-item>
        <text:list-item>
          <text:p text:style-name="P9">Vertical Scan</text:p>
          <text:list>
            <text:list-item>
              <text:p text:style-name="P7"><text:span text:style-name="T8">Auto Acq aft short</text:span>.</text:p>
            </text:list-item>
            <text:list-item>
              <text:p text:style-name="P7">5 deg above waterline to 55 deg, 500 ft to 10 nmi range.</text:p>
            </text:list-item>
          </text:list>
        </text:list-item>
        <text:list-item>
          <text:p text:style-name="P9">Auto Guns aka Guns</text:p>
          <text:list>
            <text:list-item>
              <text:p text:style-name="P7">Selected when you select guns with <text:span text:style-name="T8">weapon select switch aft</text:span><text:span text:style-name="T10"> (</text:span><text:span text:style-name="T9">Pinky Switch up</text:span><text:span text:style-name="T10">)</text:span></text:p>
            </text:list-item>
            <text:list-item>
              <text:p text:style-name="P7">15 nmi range for locking, but shows targets out to 20 nmi on radar screen</text:p>
            </text:list-item>
            <text:list-item>
              <text:p text:style-name="P7"><text:span text:style-name="T8">TDC moves search zone</text:span> as if looking through boresight (e.g. az/el view)</text:p>
            </text:list-item>
            <text:list-item>
              <text:p text:style-name="P7"><text:span text:style-name="T8">Coolie hat up</text:span> <text:span text:style-name="T10">(</text:span><text:span text:style-name="T9">Middle Finger Hat up</text:span><text:span text:style-name="T10">) </text:span>while in guns mode toggles <text:span text:style-name="T8">funnel</text:span>/<text:span text:style-name="T8">line</text:span> gunsight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8:07:57.937000000</dc:date>
    <meta:editing-duration>PT19H4M49S</meta:editing-duration>
    <meta:editing-cycles>7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9" meta:word-count="277" meta:character-count="1423" meta:non-whitespace-character-count="1194"/>
  </office:meta>
</office:document-meta>
</file>